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d73ab" officeooo:paragraph-rsid="000d73ab"/>
    </style:style>
    <style:style style:name="P2" style:family="paragraph" style:parent-style-name="Standard">
      <style:paragraph-properties fo:line-height="200%" fo:text-align="center" style:justify-single-word="false"/>
      <style:text-properties officeooo:rsid="000d73ab" officeooo:paragraph-rsid="000d73ab"/>
    </style:style>
    <style:style style:name="P3" style:family="paragraph" style:parent-style-name="Standard">
      <style:paragraph-properties fo:line-height="200%" fo:text-align="start" style:justify-single-word="false"/>
      <style:text-properties fo:font-weight="bold" officeooo:rsid="000d73ab" officeooo:paragraph-rsid="000d73ab" style:font-weight-asian="bold" style:font-weight-complex="bold"/>
    </style:style>
    <style:style style:name="P4" style:family="paragraph" style:parent-style-name="Standard">
      <style:paragraph-properties fo:line-height="200%" fo:text-align="start" style:justify-single-word="false"/>
      <style:text-properties fo:font-weight="bold" officeooo:rsid="001b9303" officeooo:paragraph-rsid="0023c421" style:font-weight-asian="bold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text-underline-style="solid" style:text-underline-width="auto" style:text-underline-color="font-color" fo:font-weight="bold" officeooo:rsid="000d9ceb" officeooo:paragraph-rsid="000d9ceb" style:font-weight-asian="bold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text-underline-style="solid" style:text-underline-width="auto" style:text-underline-color="font-color" fo:font-weight="bold" officeooo:rsid="000d9ceb" officeooo:paragraph-rsid="000e1fa8" style:font-weight-asian="bold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text-underline-style="solid" style:text-underline-width="auto" style:text-underline-color="font-color" fo:font-weight="bold" officeooo:rsid="0010ed20" officeooo:paragraph-rsid="0010ed20" style:font-weight-asian="bold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text-underline-style="solid" style:text-underline-width="auto" style:text-underline-color="font-color" fo:font-weight="bold" officeooo:rsid="0010ed20" officeooo:paragraph-rsid="00116a61" style:font-weight-asian="bold" style:font-weight-complex="bold"/>
    </style:style>
    <style:style style:name="P9" style:family="paragraph" style:parent-style-name="Standard">
      <style:paragraph-properties fo:line-height="200%" fo:text-align="start" style:justify-single-word="false"/>
      <style:text-properties style:text-underline-style="solid" style:text-underline-width="auto" style:text-underline-color="font-color" fo:font-weight="normal" officeooo:rsid="000d9ceb" officeooo:paragraph-rsid="000d9ceb" style:font-weight-asian="normal" style:font-weight-complex="normal"/>
    </style:style>
    <style:style style:name="P10" style:family="paragraph" style:parent-style-name="Standard">
      <style:paragraph-properties fo:line-height="200%" fo:text-align="start" style:justify-single-word="false"/>
      <style:text-properties style:text-underline-style="solid" style:text-underline-width="auto" style:text-underline-color="font-color" fo:font-weight="normal" officeooo:rsid="000fd28a" officeooo:paragraph-rsid="000fd28a" style:font-weight-asian="normal" style:font-weight-complex="normal"/>
    </style:style>
    <style:style style:name="P11" style:family="paragraph" style:parent-style-name="Standard">
      <style:paragraph-properties fo:line-height="200%" fo:text-align="start" style:justify-single-word="false"/>
      <style:text-properties style:text-underline-style="solid" style:text-underline-width="auto" style:text-underline-color="font-color" fo:font-weight="normal" officeooo:rsid="002a19c0" officeooo:paragraph-rsid="002a19c0" style:font-weight-asian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font-style="normal" style:text-underline-style="solid" style:text-underline-width="auto" style:text-underline-color="font-color" fo:font-weight="bold" officeooo:rsid="001b9303" officeooo:paragraph-rsid="001b9303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fo:font-style="normal" style:text-underline-style="solid" style:text-underline-width="auto" style:text-underline-color="font-color" fo:font-weight="bold" officeooo:rsid="001b9303" officeooo:paragraph-rsid="001ead3f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line-height="200%" fo:text-align="start" style:justify-single-word="false"/>
      <style:text-properties fo:font-style="normal" style:text-underline-style="solid" style:text-underline-width="auto" style:text-underline-color="font-color" fo:font-weight="normal" officeooo:rsid="001960e5" officeooo:paragraph-rsid="001960e5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fo:font-style="normal" style:text-underline-style="none" fo:font-weight="normal" officeooo:rsid="001b9303" officeooo:paragraph-rsid="001b9303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font-style="normal" style:text-underline-style="none" fo:font-weight="normal" officeooo:rsid="001b9303" officeooo:paragraph-rsid="0023c421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font-style="normal" style:text-underline-style="none" fo:font-weight="normal" officeooo:rsid="001f49ab" officeooo:paragraph-rsid="001b9303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font-style="normal" style:text-underline-style="none" fo:font-weight="normal" officeooo:rsid="00212cd5" officeooo:paragraph-rsid="001b9303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font-style="normal" style:text-underline-style="none" fo:font-weight="normal" officeooo:rsid="00212cd5" officeooo:paragraph-rsid="00212cd5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text-underline-style="none" fo:font-weight="normal" officeooo:rsid="000d9ceb" officeooo:paragraph-rsid="000d9ceb" style:font-weight-asian="normal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text-underline-style="none" fo:font-weight="normal" officeooo:rsid="000d9ceb" officeooo:paragraph-rsid="000e1fa8" style:font-weight-asian="normal" style:font-weight-complex="normal"/>
    </style:style>
    <style:style style:name="P22" style:family="paragraph" style:parent-style-name="Standard">
      <style:paragraph-properties fo:line-height="200%" fo:text-align="start" style:justify-single-word="false"/>
      <style:text-properties style:text-underline-style="none" fo:font-weight="normal" officeooo:rsid="000d9ceb" officeooo:paragraph-rsid="000fd28a" style:font-weight-asian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text-underline-style="none" fo:font-weight="normal" officeooo:rsid="0010ed20" officeooo:paragraph-rsid="0010ed20" style:font-weight-asian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text-underline-style="none" fo:font-weight="normal" officeooo:rsid="00116a61" officeooo:paragraph-rsid="00116a61" style:font-weight-asian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text-underline-style="none" fo:font-weight="normal" officeooo:rsid="00116a61" officeooo:paragraph-rsid="0010ed20" style:font-weight-asian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text-underline-style="none" fo:font-weight="normal" officeooo:rsid="00150759" officeooo:paragraph-rsid="0010ed20" style:font-weight-asian="normal" style:font-weight-complex="normal"/>
    </style:style>
    <style:style style:name="P27" style:family="paragraph" style:parent-style-name="Standard">
      <style:paragraph-properties fo:line-height="200%" fo:text-align="start" style:justify-single-word="false"/>
      <style:text-properties style:text-underline-style="none" fo:font-weight="normal" officeooo:rsid="002a19c0" officeooo:paragraph-rsid="002a19c0" style:font-weight-asian="normal" style:font-weight-complex="normal"/>
    </style:style>
    <style:style style:name="P28" style:family="paragraph" style:parent-style-name="Standard" style:list-style-name="L1">
      <style:paragraph-properties fo:line-height="200%" fo:text-align="start" style:justify-single-word="false"/>
      <style:text-properties style:text-underline-style="none" fo:font-weight="normal" officeooo:rsid="0030100f" officeooo:paragraph-rsid="0030100f" style:font-weight-asian="normal" style:font-weight-complex="normal"/>
    </style:style>
    <style:style style:name="P29" style:family="paragraph" style:parent-style-name="Standard" style:list-style-name="L2">
      <style:paragraph-properties fo:line-height="200%" fo:text-align="start" style:justify-single-word="false"/>
      <style:text-properties style:text-underline-style="none" fo:font-weight="normal" officeooo:rsid="0030100f" officeooo:paragraph-rsid="0030100f" style:font-weight-asian="normal" style:font-weight-complex="normal"/>
    </style:style>
    <style:style style:name="P30" style:family="paragraph" style:parent-style-name="Standard" style:list-style-name="L3">
      <style:paragraph-properties fo:line-height="200%" fo:text-align="start" style:justify-single-word="false"/>
      <style:text-properties style:text-underline-style="none" fo:font-weight="normal" officeooo:rsid="0030100f" officeooo:paragraph-rsid="0030100f" style:font-weight-asian="normal" style:font-weight-complex="normal"/>
    </style:style>
    <style:style style:name="P31" style:family="paragraph" style:parent-style-name="Standard" style:list-style-name="L1">
      <style:paragraph-properties fo:line-height="200%" fo:text-align="start" style:justify-single-word="false"/>
      <style:text-properties style:text-underline-style="none" fo:font-weight="normal" officeooo:rsid="00307e0f" officeooo:paragraph-rsid="00307e0f" style:font-weight-asian="normal" style:font-weight-complex="normal"/>
    </style:style>
    <style:style style:name="P32" style:family="paragraph" style:parent-style-name="Standard" style:list-style-name="L4">
      <style:paragraph-properties fo:line-height="200%" fo:text-align="start" style:justify-single-word="false"/>
      <style:text-properties style:text-underline-style="none" fo:font-weight="normal" officeooo:rsid="00307e0f" officeooo:paragraph-rsid="00307e0f" style:font-weight-asian="normal" style:font-weight-complex="normal"/>
    </style:style>
    <style:style style:name="P33" style:family="paragraph" style:parent-style-name="Standard" style:list-style-name="L5">
      <style:paragraph-properties fo:line-height="200%" fo:text-align="start" style:justify-single-word="false"/>
      <style:text-properties style:text-underline-style="none" fo:font-weight="normal" officeooo:rsid="0031bc35" officeooo:paragraph-rsid="0031bc35" style:font-weight-asian="normal" style:font-weight-complex="normal"/>
    </style:style>
    <style:style style:name="P34" style:family="paragraph" style:parent-style-name="Standard" style:list-style-name="L1">
      <style:paragraph-properties fo:line-height="200%" fo:text-align="start" style:justify-single-word="false"/>
      <style:text-properties style:text-underline-style="solid" style:text-underline-width="auto" style:text-underline-color="font-color" fo:font-weight="normal" officeooo:rsid="00307e0f" officeooo:paragraph-rsid="00307e0f" style:font-weight-asian="normal" style:font-weight-complex="normal"/>
    </style:style>
    <style:style style:name="P35" style:family="paragraph" style:parent-style-name="Standard" style:list-style-name="L4">
      <style:paragraph-properties fo:line-height="200%" fo:text-align="start" style:justify-single-word="false"/>
      <style:text-properties style:text-underline-style="solid" style:text-underline-width="auto" style:text-underline-color="font-color" fo:font-weight="normal" officeooo:rsid="00307e0f" officeooo:paragraph-rsid="00307e0f" style:font-weight-asian="normal" style:font-weight-complex="normal"/>
    </style:style>
    <style:style style:name="P36" style:family="paragraph" style:parent-style-name="Standard" style:list-style-name="L5">
      <style:paragraph-properties fo:line-height="200%" fo:text-align="start" style:justify-single-word="false"/>
      <style:text-properties style:text-underline-style="solid" style:text-underline-width="auto" style:text-underline-color="font-color" fo:font-weight="normal" officeooo:rsid="0031bc35" officeooo:paragraph-rsid="0031bc35" style:font-weight-asian="normal" style:font-weight-complex="normal"/>
    </style:style>
    <style:style style:name="T1" style:family="text">
      <style:text-properties officeooo:rsid="000d73ab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e1fa8" style:font-weight-asian="normal" style:font-weight-complex="normal"/>
    </style:style>
    <style:style style:name="T5" style:family="text">
      <style:text-properties style:text-underline-style="none" fo:font-weight="normal" officeooo:rsid="00116a61" style:font-weight-asian="normal" style:font-weight-complex="normal"/>
    </style:style>
    <style:style style:name="T6" style:family="text">
      <style:text-properties style:text-underline-style="none" fo:font-weight="normal" officeooo:rsid="0013329b" style:font-weight-asian="normal" style:font-weight-complex="normal"/>
    </style:style>
    <style:style style:name="T7" style:family="text">
      <style:text-properties style:text-underline-style="none" fo:font-weight="normal" officeooo:rsid="00150759" style:font-weight-asian="normal" style:font-weight-complex="normal"/>
    </style:style>
    <style:style style:name="T8" style:family="text">
      <style:text-properties style:text-underline-style="none" fo:font-weight="normal" officeooo:rsid="001705e8" style:font-weight-asian="normal" style:font-weight-complex="normal"/>
    </style:style>
    <style:style style:name="T9" style:family="text">
      <style:text-properties style:text-underline-style="none" fo:font-weight="normal" officeooo:rsid="001e0734" style:font-weight-asian="normal" style:font-weight-complex="normal"/>
    </style:style>
    <style:style style:name="T10" style:family="text">
      <style:text-properties style:text-underline-style="none" fo:font-weight="normal" officeooo:rsid="001ead3f" style:font-weight-asian="normal" style:font-weight-complex="normal"/>
    </style:style>
    <style:style style:name="T11" style:family="text">
      <style:text-properties style:text-underline-style="none" fo:font-weight="normal" officeooo:rsid="001f49ab" style:font-weight-asian="normal" style:font-weight-complex="normal"/>
    </style:style>
    <style:style style:name="T12" style:family="text">
      <style:text-properties style:text-underline-style="none" fo:font-weight="normal" officeooo:rsid="00212cd5" style:font-weight-asian="normal" style:font-weight-complex="normal"/>
    </style:style>
    <style:style style:name="T13" style:family="text">
      <style:text-properties style:text-underline-style="none" fo:font-weight="normal" officeooo:rsid="00286e41" style:font-weight-asian="normal" style:font-weight-complex="normal"/>
    </style:style>
    <style:style style:name="T14" style:family="text">
      <style:text-properties style:text-underline-style="none" officeooo:rsid="00150759"/>
    </style:style>
    <style:style style:name="T15" style:family="text">
      <style:text-properties style:text-underline-style="none" officeooo:rsid="00212cd5"/>
    </style:style>
    <style:style style:name="T16" style:family="text">
      <style:text-properties style:text-underline-style="none" officeooo:rsid="0031bc35"/>
    </style:style>
    <style:style style:name="T17" style:family="text">
      <style:text-properties style:text-underline-style="none" officeooo:rsid="00324d0f"/>
    </style:style>
    <style:style style:name="T18" style:family="text">
      <style:text-properties style:text-underline-style="none" officeooo:rsid="00332b45"/>
    </style:style>
    <style:style style:name="T19" style:family="text">
      <style:text-properties style:text-underline-style="none" officeooo:rsid="00341acb"/>
    </style:style>
    <style:style style:name="T20" style:family="text">
      <style:text-properties style:text-underline-style="none" officeooo:rsid="0039dfc4"/>
    </style:style>
    <style:style style:name="T21" style:family="text">
      <style:text-properties style:text-underline-style="none" officeooo:rsid="0039ff74"/>
    </style:style>
    <style:style style:name="T22" style:family="text">
      <style:text-properties style:text-underline-style="none" officeooo:rsid="003d7ab7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0d73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yan Carter</text:p>
      <text:p text:style-name="P1">CS-300</text:p>
      <text:p text:style-name="P1">08/03/23</text:p>
      <text:p text:style-name="P2">Project One</text:p>
      <text:p text:style-name="P3"><text:span text:style-name="T23">Pseudocode</text:span>:</text:p>
      <text:p text:style-name="P9">Vector:</text:p>
      <text:p text:style-name="P5"><text:span text:style-name="T2">void openFile(string filename)</text:span><text:span text:style-name="T3"> {</text:span></text:p>
      <text:p text:style-name="P20"><text:tab/>use ifstream to open file with filename</text:p>
      <text:p text:style-name="P20"><text:tab/>check if file is found</text:p>
      <text:p text:style-name="P20"><text:tab/><text:tab/>while not end of file</text:p>
      <text:p text:style-name="P20"><text:tab/><text:tab/><text:tab/>read and parse line</text:p>
      <text:p text:style-name="P20"><text:tab/><text:tab/><text:tab/>if less than two parameters in line</text:p>
      <text:p text:style-name="P20"><text:tab/><text:tab/><text:tab/><text:tab/>print error</text:p>
      <text:p text:style-name="P20"><text:tab/><text:tab/><text:tab/>else</text:p>
      <text:p text:style-name="P20"><text:tab/><text:tab/><text:tab/><text:tab/>if there’s prereq(s) and they are valid</text:p>
      <text:p text:style-name="P20"><text:tab/><text:tab/><text:tab/><text:tab/><text:tab/>call createCourse with the given data</text:p>
      <text:p text:style-name="P20"><text:tab/><text:tab/><text:tab/><text:tab/>else if there’s no prereq</text:p>
      <text:p text:style-name="P20"><text:tab/><text:tab/><text:tab/><text:tab/><text:tab/>call createCourse with the given data</text:p>
      <text:p text:style-name="P20"><text:tab/><text:tab/><text:tab/><text:tab/>else </text:p>
      <text:p text:style-name="P20"><text:tab/><text:tab/><text:tab/><text:tab/><text:tab/>print error</text:p>
      <text:p text:style-name="P20"><text:tab/><text:tab/>use ifstream to close file</text:p>
      <text:p text:style-name="P20"><text:tab/>if file isnt found</text:p>
      <text:p text:style-name="P20"><text:tab/><text:tab/>print error</text:p>
      <text:p text:style-name="P21">}</text:p>
      <text:p text:style-name="P6"><text:span text:style-name="T2">void createCourse(string courseNumber, string courseName, vector&lt;string&gt; prereq)</text:span><text:span text:style-name="T3"> {</text:span></text:p>
      <text:p text:style-name="P20"><text:tab/>create new course obj</text:p>
      <text:p text:style-name="P20"><text:tab/>set new course values to the given parameters</text:p>
      <text:p text:style-name="P20"><text:tab/>for loop that goes through each course in vector</text:p>
      <text:p text:style-name="P20"><text:tab/><text:tab/>check if new course is equal to any course in vector</text:p>
      <text:p text:style-name="P20"><text:tab/><text:tab/><text:tab/>print course already exists</text:p>
      <text:p text:style-name="P20"><text:tab/><text:tab/><text:tab/>return</text:p>
      <text:p text:style-name="P20"><text:tab/>use push_back to add new course to vector</text:p>
      <text:p text:style-name="P20">}</text:p>
      <text:p text:style-name="P5"><text:span text:style-name="T3">v</text:span><text:span text:style-name="T2">oid printCourseInformation(Vector&lt;Course&gt; courses, String courseNumber)</text:span><text:span text:style-name="T3"> {</text:span></text:p>
      <text:p text:style-name="P5"><text:span text:style-name="T3"><text:tab/>for </text:span><text:span text:style-name="T4">loop to iterate through all </text:span></text:p>
      <text:p text:style-name="P20"><text:tab/><text:tab/>if the course is the same as courseNumber</text:p>
      <text:p text:style-name="P20"><text:tab/><text:tab/><text:tab/>print out the course information</text:p>
      <text:p text:style-name="P20"><text:tab/><text:tab/><text:tab/>for each prerequisite of the course</text:p>
      <text:p text:style-name="P20"><text:tab/><text:tab/><text:tab/><text:tab/>print the prerequisite course information</text:p>
      <text:p text:style-name="P20">}</text:p>
      <text:p text:style-name="P5"><text:soft-page-break/></text:p>
      <text:p text:style-name="P9">Hash table:</text:p>
      <text:p text:style-name="P5"><text:span text:style-name="T2">openFile(string fileName)</text:span><text:span text:style-name="T3"> {</text:span></text:p>
      <text:p text:style-name="P20"><text:tab/>use ifstream to open file with filename</text:p>
      <text:p text:style-name="P20"><text:tab/>check if file is found</text:p>
      <text:p text:style-name="P20"><text:tab/><text:tab/>while not end of file</text:p>
      <text:p text:style-name="P20"><text:tab/><text:tab/><text:tab/>read and parse line</text:p>
      <text:p text:style-name="P20"><text:tab/><text:tab/><text:tab/>if less than two parameters in line</text:p>
      <text:p text:style-name="P20"><text:tab/><text:tab/><text:tab/><text:tab/>print error</text:p>
      <text:p text:style-name="P20"><text:tab/><text:tab/><text:tab/>else</text:p>
      <text:p text:style-name="P20"><text:tab/><text:tab/><text:tab/><text:tab/>if there’s prereq(s) and they are valid</text:p>
      <text:p text:style-name="P20"><text:tab/><text:tab/><text:tab/><text:tab/><text:tab/>call createCourse() with given data</text:p>
      <text:p text:style-name="P20"><text:tab/><text:tab/><text:tab/><text:tab/>else if there’s no prereq(s)</text:p>
      <text:p text:style-name="P20"><text:tab/><text:tab/><text:tab/><text:tab/><text:tab/>call createCourse() with given data</text:p>
      <text:p text:style-name="P20"><text:tab/><text:tab/><text:tab/><text:tab/>else</text:p>
      <text:p text:style-name="P20"><text:tab/><text:tab/><text:tab/><text:tab/><text:tab/>print error</text:p>
      <text:p text:style-name="P20"><text:tab/><text:tab/>use ifstream to close file</text:p>
      <text:p text:style-name="P20"><text:tab/>if file isnt found</text:p>
      <text:p text:style-name="P20"><text:tab/><text:tab/>print error</text:p>
      <text:p text:style-name="P20">}</text:p>
      <text:p text:style-name="P5"><text:span text:style-name="T2">createCourse(string courseNumber, string courseName, vector&lt;string&gt; prereq)</text:span><text:span text:style-name="T3"> {</text:span></text:p>
      <text:p text:style-name="P20"><text:tab/>create new Course obj</text:p>
      <text:p text:style-name="P20"><text:tab/>set the new course to have same values as parameters</text:p>
      <text:p text:style-name="P20"><text:tab/>create int reference key</text:p>
      <text:p text:style-name="P20"><text:tab/>set key equal to the first number found in courseNumber</text:p>
      <text:p text:style-name="P20"><text:tab/>allocate new linked list node</text:p>
      <text:p text:style-name="P20"><text:tab/>set new node to hold new course and make its next node null</text:p>
      <text:p text:style-name="P20"><text:tab/>append new node to list in bucket at key position</text:p>
      <text:p text:style-name="P20">}</text:p>
      <text:p text:style-name="P5"><text:span text:style-name="T2">printCourse(</text:span><text:span text:style-name="T14">string courseNumber</text:span><text:span text:style-name="T2">)</text:span><text:span text:style-name="T3"> {</text:span></text:p>
      <text:p text:style-name="P20"><text:tab/>create int reference key</text:p>
      <text:p text:style-name="P20"><text:tab/>set key equal to the first number found in courseNumber</text:p>
      <text:p text:style-name="P20"><text:tab/>search in bucket at key</text:p>
      <text:p text:style-name="P20"><text:tab/>IF in bucket list, search for courseNumber in the data of the list of nodes, and if found</text:p>
      <text:p text:style-name="P20"><text:tab/><text:tab/>print course info</text:p>
      <text:p text:style-name="P20"><text:tab/>else</text:p>
      <text:p text:style-name="P20"><text:tab/><text:tab/>print course not found</text:p>
      <text:p text:style-name="P20">}</text:p>
      <text:p text:style-name="P20"/>
      <text:p text:style-name="P9">Tree:</text:p>
      <text:p text:style-name="P5"><text:span text:style-name="T2">openFile(string fileName)</text:span><text:span text:style-name="T3"> {</text:span></text:p>
      <text:p text:style-name="P20"><text:tab/>use ifstream to open file with filename</text:p>
      <text:p text:style-name="P20"><text:tab/>check if file is found</text:p>
      <text:p text:style-name="P20"><text:tab/><text:tab/>while not end of file</text:p>
      <text:p text:style-name="P20"><text:soft-page-break/><text:tab/><text:tab/><text:tab/>read and parse line</text:p>
      <text:p text:style-name="P20"><text:tab/><text:tab/><text:tab/>if less than two parameters in line</text:p>
      <text:p text:style-name="P20"><text:tab/><text:tab/><text:tab/><text:tab/>print error</text:p>
      <text:p text:style-name="P20"><text:tab/><text:tab/><text:tab/>else</text:p>
      <text:p text:style-name="P20"><text:tab/><text:tab/><text:tab/><text:tab/>if there’s prereq(s) and they are valid</text:p>
      <text:p text:style-name="P20"><text:tab/><text:tab/><text:tab/><text:tab/><text:tab/>call createCourse() with given data</text:p>
      <text:p text:style-name="P20"><text:tab/><text:tab/><text:tab/><text:tab/>else if there’s no prereq(s)</text:p>
      <text:p text:style-name="P20"><text:tab/><text:tab/><text:tab/><text:tab/><text:tab/>call createCourse() with given data</text:p>
      <text:p text:style-name="P20"><text:tab/><text:tab/><text:tab/><text:tab/>else</text:p>
      <text:p text:style-name="P20"><text:tab/><text:tab/><text:tab/><text:tab/><text:tab/>print error</text:p>
      <text:p text:style-name="P20"><text:tab/><text:tab/>use ifstream to close file</text:p>
      <text:p text:style-name="P20"><text:tab/>if file isnt found</text:p>
      <text:p text:style-name="P20"><text:tab/><text:tab/>print error</text:p>
      <text:p text:style-name="P20">}</text:p>
      <text:p text:style-name="P5"><text:span text:style-name="T2">createCourse(string courseNumber, string courseName, vector&lt;string&gt; prereq)</text:span><text:span text:style-name="T3"> {</text:span></text:p>
      <text:p text:style-name="P20"><text:tab/>create new Course obj</text:p>
      <text:p text:style-name="P20"><text:tab/>set newCourse to equal parameters</text:p>
      <text:p text:style-name="P20"><text:tab/>if tree root is null</text:p>
      <text:p text:style-name="P20"><text:tab/><text:tab/>make tree root newCourse</text:p>
      <text:p text:style-name="P20"><text:tab/><text:tab/>make tree root’s left and right node null</text:p>
      <text:p text:style-name="P20"><text:tab/>else</text:p>
      <text:p text:style-name="P20"><text:tab/><text:tab/>get ref currNode set equal to tree root</text:p>
      <text:p text:style-name="P20"><text:tab/><text:tab/>while currNode exists</text:p>
      <text:p text:style-name="P20"><text:tab/><text:tab/><text:tab/>if newCourse’s courseNumber is less than currNode’s courseNumber</text:p>
      <text:p text:style-name="P20"><text:tab/><text:tab/><text:tab/><text:tab/>if currNode is null</text:p>
      <text:p text:style-name="P20"><text:tab/><text:tab/><text:tab/><text:tab/><text:tab/>set currNode’s left node to newCourse</text:p>
      <text:p text:style-name="P20"><text:tab/><text:tab/><text:tab/><text:tab/><text:tab/>set currNode to null</text:p>
      <text:p text:style-name="P20"><text:tab/><text:tab/><text:tab/><text:tab/>else</text:p>
      <text:p text:style-name="P20"><text:tab/><text:tab/><text:tab/><text:tab/><text:tab/>set currNode to currNode’s left node</text:p>
      <text:p text:style-name="P20"><text:tab/><text:tab/><text:tab/>else</text:p>
      <text:p text:style-name="P20"><text:tab/><text:tab/><text:tab/><text:tab/>if currNode is null</text:p>
      <text:p text:style-name="P20"><text:tab/><text:tab/><text:tab/><text:tab/><text:tab/>set currNode to newCourse</text:p>
      <text:p text:style-name="P20"><text:tab/><text:tab/><text:tab/><text:tab/><text:tab/>set currNode to null</text:p>
      <text:p text:style-name="P20"><text:tab/><text:tab/><text:tab/><text:tab/>else</text:p>
      <text:p text:style-name="P20"><text:tab/><text:tab/><text:tab/><text:tab/><text:tab/>set currNode to currNode’s right node</text:p>
      <text:p text:style-name="P20"><text:tab/><text:tab/><text:tab/>set newCourse’s left and right node to null</text:p>
      <text:p text:style-name="P20"><text:tab/><text:tab/><text:tab/></text:p>
      <text:p text:style-name="P20">}</text:p>
      <text:p text:style-name="P5"><text:span text:style-name="T2">printCourse(currNode)</text:span><text:span text:style-name="T3"> {</text:span></text:p>
      <text:p text:style-name="P20"><text:tab/>if currNode is null</text:p>
      <text:p text:style-name="P20"><text:tab/><text:tab/>return</text:p>
      <text:p text:style-name="P20"><text:tab/>recusively call printCourse with node to left of currNode</text:p>
      <text:p text:style-name="P20"><text:tab/>Print desired info from currNode</text:p>
      <text:p text:style-name="P20"><text:tab/>recusively call printCourse with node to right of currNode</text:p>
      <text:p text:style-name="P20">}</text:p>
      <text:p text:style-name="P22"/>
      <text:p text:style-name="P10"><text:soft-page-break/>Menu:</text:p>
      <text:p text:style-name="P7"><text:span text:style-name="T2">menu() </text:span><text:span text:style-name="T3">{</text:span></text:p>
      <text:p text:style-name="P23"><text:tab/>Print menu and list of options (1 = load; 2 = print course list; 3 = print course; 4 = exit)</text:p>
      <text:p text:style-name="P8"><text:span text:style-name="T3"><text:tab/></text:span><text:span text:style-name="T5">Get user input</text:span></text:p>
      <text:p text:style-name="P24"><text:tab/>While user input doesn’t equal 4</text:p>
      <text:p text:style-name="P25"><text:tab/><text:tab/>If input is 1</text:p>
      <text:p text:style-name="P7"><text:span text:style-name="T5"><text:tab/><text:tab/><text:tab/></text:span><text:span text:style-name="T6">get user input on what file to open</text:span></text:p>
      <text:p text:style-name="P7"><text:span text:style-name="T5"><text:tab/><text:tab/><text:tab/></text:span><text:span text:style-name="T6">call openFile with user input</text:span></text:p>
      <text:p text:style-name="P7"><text:span text:style-name="T5"><text:tab/><text:tab/></text:span><text:span text:style-name="T8">Else i</text:span><text:span text:style-name="T5">f input is 2</text:span></text:p>
      <text:p text:style-name="P7"><text:span text:style-name="T5"><text:tab/><text:tab/><text:tab/></text:span><text:span text:style-name="T7">If file is loaded correctly</text:span></text:p>
      <text:p text:style-name="P26"><text:tab/><text:tab/><text:tab/><text:tab/>call alphaNumList</text:p>
      <text:p text:style-name="P26"><text:tab/><text:tab/><text:tab/>Else</text:p>
      <text:p text:style-name="P26"><text:tab/><text:tab/><text:tab/><text:tab/>print error</text:p>
      <text:p text:style-name="P7"><text:span text:style-name="T5"><text:tab/><text:tab/></text:span><text:span text:style-name="T8">Else if</text:span><text:span text:style-name="T5"> input is 3</text:span></text:p>
      <text:p text:style-name="P7"><text:span text:style-name="T5"><text:tab/><text:tab/><text:tab/></text:span><text:span text:style-name="T7">If file Is loaded correctly</text:span></text:p>
      <text:p text:style-name="P26"><text:tab/><text:tab/><text:tab/><text:tab/>get user input for course to find</text:p>
      <text:p text:style-name="P26"><text:tab/><text:tab/><text:tab/><text:tab/>call printCourse with user input</text:p>
      <text:p text:style-name="P26"><text:tab/><text:tab/><text:tab/>Else</text:p>
      <text:p text:style-name="P26"><text:tab/><text:tab/><text:tab/><text:tab/>print error</text:p>
      <text:p text:style-name="P7"><text:span text:style-name="T5"><text:tab/><text:tab/></text:span><text:span text:style-name="T8">Else i</text:span><text:span text:style-name="T5">f input is 4</text:span></text:p>
      <text:p text:style-name="P25"><text:tab/><text:tab/><text:tab/>break loop</text:p>
      <text:p text:style-name="P25"><text:tab/><text:tab/>Else</text:p>
      <text:p text:style-name="P25"><text:tab/><text:tab/><text:tab/>Print invalid entry and continue loop</text:p>
      <text:p text:style-name="P25"><text:tab/>Print goodbye statement</text:p>
      <text:p text:style-name="P23">}</text:p>
      <text:p text:style-name="P23"/>
      <text:p text:style-name="P14">Print as list:</text:p>
      <text:p text:style-name="P12"><text:span text:style-name="T2">alphaNumListVector()</text:span><text:span text:style-name="T3"> {</text:span></text:p>
      <text:p text:style-name="P12"><text:span text:style-name="T3"><text:tab/></text:span><text:span text:style-name="T13">sort vector alphanumerically through merge sort</text:span></text:p>
      <text:p text:style-name="P13"><text:span text:style-name="T9"><text:tab/></text:span><text:span text:style-name="T11">for </text:span><text:span text:style-name="T9">loop through vector </text:span></text:p>
      <text:p text:style-name="P13"><text:span text:style-name="T9"><text:tab/><text:tab/>print </text:span><text:span text:style-name="T10">course info</text:span></text:p>
      <text:p text:style-name="P15">}</text:p>
      <text:p text:style-name="P12"><text:span text:style-name="T2">alphaNumListHash()</text:span><text:span text:style-name="T3"> {</text:span></text:p>
      <text:p text:style-name="P12"><text:span text:style-name="T3"><text:tab/></text:span><text:span text:style-name="T11">for loop through each key</text:span></text:p>
      <text:p text:style-name="P17"><text:tab/><text:tab/>for loop through each bucket</text:p>
      <text:p text:style-name="P17"><text:tab/><text:tab/><text:tab/>print course info</text:p>
      <text:p text:style-name="P15">}</text:p>
      <text:p text:style-name="P12"><text:span text:style-name="T2">alphaNumListTree(</text:span><text:span text:style-name="T15">Node root</text:span><text:span text:style-name="T2">)</text:span><text:span text:style-name="T3"> {</text:span></text:p>
      <text:p text:style-name="P12"><text:span text:style-name="T3"><text:tab/></text:span><text:span text:style-name="T12">if node is null</text:span></text:p>
      <text:p text:style-name="P18"><text:tab/><text:tab/>return</text:p>
      <text:p text:style-name="P18"><text:tab/>recursively call with parameter node’s left node</text:p>
      <text:p text:style-name="P19"><text:tab/>print course info of node</text:p>
      <text:p text:style-name="P19"><text:tab/>recursively call with parameter node’s right node</text:p>
      <text:p text:style-name="P16">}</text:p>
      <text:p text:style-name="P4"><text:soft-page-break/><text:span text:style-name="T24">Evaluation</text:span><text:span text:style-name="T1">:</text:span></text:p>
      <text:p text:style-name="P11">Runtime<text:span text:style-name="T2">:</text:span></text:p>
      <text:p text:style-name="P27">Vector:</text:p>
      <text:list xml:id="list2659956080" text:style-name="L1">
        <text:list-item>
          <text:p text:style-name="P28">Load courses – O(n)</text:p>
        </text:list-item>
        <text:list-item>
          <text:p text:style-name="P28">Insert course – O(1)</text:p>
        </text:list-item>
      </text:list>
      <text:p text:style-name="P27">Hash:</text:p>
      <text:list xml:id="list906082790" text:style-name="L2">
        <text:list-item>
          <text:p text:style-name="P29">Load courses – O(n)</text:p>
        </text:list-item>
        <text:list-item>
          <text:p text:style-name="P29">Insert course – O(1)</text:p>
        </text:list-item>
      </text:list>
      <text:p text:style-name="P27">Tree:</text:p>
      <text:list xml:id="list2071308324" text:style-name="L3">
        <text:list-item>
          <text:p text:style-name="P30">Load courses – O(n log n)</text:p>
        </text:list-item>
        <text:list-item>
          <text:p text:style-name="P30">Insert course – O(log n)</text:p>
        </text:list-item>
      </text:list>
      <text:p text:style-name="P11">Pros and Cons<text:span text:style-name="T2">:</text:span></text:p>
      <text:p text:style-name="P27">Vector:</text:p>
      <text:list xml:id="list143937759791613" text:continue-list="list2659956080" text:style-name="L1">
        <text:list-item>
          <text:p text:style-name="P31">Easy to add and remove elements</text:p>
        </text:list-item>
        <text:list-item>
          <text:p text:style-name="P34"><text:span text:style-name="T2">Searching for a specific element might take a while </text:span><text:span text:style-name="T16">since searching i</text:span><text:span text:style-name="T20">t’</text:span><text:span text:style-name="T16">s usually done 1 element at a time</text:span></text:p>
        </text:list-item>
      </text:list>
      <text:p text:style-name="P27">Hash:</text:p>
      <text:list xml:id="list4068021291" text:style-name="L4">
        <text:list-item>
          <text:p text:style-name="P35"><text:span text:style-name="T2">Easy to find, </text:span><text:span text:style-name="T16">insert, and remove elements, </text:span><text:span text:style-name="T21">elements are somewhat sorted</text:span></text:p>
        </text:list-item>
        <text:list-item>
          <text:p text:style-name="P32">If two items are the same value, it causes a collision which complicates things</text:p>
        </text:list-item>
      </text:list>
      <text:p text:style-name="P27">Tree:</text:p>
      <text:list xml:id="list2686091757" text:style-name="L5">
        <text:list-item>
          <text:p text:style-name="P33">Easy and fast to traverse, is already sorted, inserting elements is still relatively easy</text:p>
        </text:list-item>
        <text:list-item>
          <text:p text:style-name="P36"><text:span text:style-name="T2">Removing items </text:span><text:span text:style-name="T19">may cause</text:span><text:span text:style-name="T2"> a portion of the tree to be rearranged, which c</text:span><text:span text:style-name="T18">ould</text:span><text:span text:style-name="T2"> be costly</text:span></text:p>
        </text:list-item>
      </text:list>
      <text:p text:style-name="P11">Recommendation<text:span text:style-name="T2">:</text:span></text:p>
      <text:p text:style-name="P11"><text:soft-page-break/><text:span text:style-name="T2"><text:tab/></text:span><text:span text:style-name="T17">The data structure I’</text:span><text:span text:style-name="T22">m planing to use</text:span><text:span text:style-name="T17"> in my code will be the binary search tree. In terms of runtime, it’s extremely fast even though removing an element in a tree can be a bit tedious to implement. The tree is also already sorted, and traversing it can be done with ease allowing elements to be sifted through either low-to-high or high-to-lo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3T14:15:59.814000000</meta:creation-date>
    <dc:date>2023-08-04T14:39:30.890000000</dc:date>
    <meta:editing-duration>PT1H40M28S</meta:editing-duration>
    <meta:editing-cycles>37</meta:editing-cycles>
    <meta:generator>Trio_Office/6.2.8.2$Windows_x86 LibreOffice_project/</meta:generator>
    <meta:document-statistic meta:table-count="0" meta:image-count="0" meta:object-count="0" meta:page-count="6" meta:paragraph-count="193" meta:word-count="923" meta:character-count="5537" meta:non-whitespace-character-count="4470"/>
  </office:meta>
</office:document-meta>
</file>